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ethodArgumentResolver.RequestParamMethodArgumentResolver( @ Nullable ConfigurableBeanFactory factory , ReactiveAdapterRegistry registry , boolean useDefault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MethodArgumentResolver.handleMissingValue( String name ,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Method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NamedValueInfo.RequestParamNamedValueInfo( RequestParam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ethodArgumentResolver.resolveNamedValue( String name , MethodParameter parameter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NamedValueInfo.RequestParamNamedValu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MethodArgumentResolver.supportsParameter( MethodParameter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.singleParam( RequestParam requestParam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